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A00000071B97409AA.png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43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1.692cm" svg:y="6.892cm">
          <text:p/>
        </draw:rect>
        <draw:rect draw:style-name="gr2" draw:text-style-name="P2" draw:id="id1" draw:layer="layout" svg:width="1.953cm" svg:height="0.635cm" svg:x="4.232cm" svg:y="7.877cm">
          <text:p text:style-name="P1"><text:span text:style-name="T1">Pushed</text:span></text:p>
        </draw:rect>
        <draw:rect draw:style-name="gr1" draw:text-style-name="P1" draw:layer="layout" svg:width="2.54cm" svg:height="2.54cm" svg:x="10.408cm" svg:y="5.136cm">
          <text:p/>
        </draw:rect>
        <draw:rect draw:style-name="gr2" draw:text-style-name="P2" draw:id="id4" draw:layer="layout" svg:width="1.833cm" svg:height="0.635cm" svg:x="8.576cm" svg:y="5.472cm">
          <text:p text:style-name="P1"><text:span text:style-name="T1">Turn On</text:span></text:p>
        </draw:rect>
        <draw:connector draw:style-name="gr3" draw:text-style-name="P1" draw:layer="layout" draw:type="curve" svg:x1="6.185cm" svg:y1="8.194cm" svg:x2="8.577cm" svg:y2="6.935cm" draw:start-shape="id1" draw:start-glue-point="1" draw:end-shape="id2" draw:end-glue-point="3" svg:d="m6185 8194c1794 0 598-1259 2392-1259">
          <text:p/>
        </draw:connector>
        <draw:frame draw:style-name="gr4" draw:text-style-name="P1" draw:layer="layout" svg:width="1.388cm" svg:height="1.716cm" svg:x="11.033cm" svg:y="5.53cm">
          <draw:image xlink:href="Pictures/100000000000009A000000AA25BBAB6F.png" xlink:type="simple" xlink:show="embed" xlink:actuate="onLoad">
            <text:p/>
          </draw:image>
        </draw:frame>
        <draw:frame draw:style-name="gr4" draw:text-style-name="P1" draw:layer="layout" svg:width="1.803cm" svg:height="1.803cm" svg:x="2.044cm" svg:y="7.213cm">
          <draw:image xlink:href="Pictures/1000000000000280000002806C947996.png" xlink:type="simple" xlink:show="embed" xlink:actuate="onLoad">
            <text:p/>
          </draw:image>
        </draw:frame>
        <draw:rect draw:style-name="gr2" draw:text-style-name="P2" draw:id="id2" draw:layer="layout" svg:width="1.833cm" svg:height="0.635cm" svg:x="8.577cm" svg:y="6.618cm">
          <text:p text:style-name="P1"><text:span text:style-name="T1">Turn Off</text:span></text:p>
        </draw:rect>
        <draw:rect draw:style-name="gr1" draw:text-style-name="P1" draw:layer="layout" svg:width="2.54cm" svg:height="2.54cm" svg:x="1.694cm" svg:y="3.328cm">
          <text:p/>
        </draw:rect>
        <draw:rect draw:style-name="gr2" draw:text-style-name="P2" draw:id="id3" draw:layer="layout" svg:width="1.953cm" svg:height="0.635cm" svg:x="4.234cm" svg:y="3.816cm">
          <text:p text:style-name="P1"><text:span text:style-name="T1">Set On</text:span></text:p>
        </draw:rect>
        <draw:frame draw:style-name="gr5" draw:text-style-name="P1" draw:layer="layout" svg:width="2.133cm" svg:height="1.777cm" svg:x="1.903cm" svg:y="3.725cm">
          <draw:image xlink:href="Pictures/10000000000000AA00000071B97409AA.png" xlink:type="simple" xlink:show="embed" xlink:actuate="onLoad">
            <text:p/>
          </draw:image>
        </draw:frame>
        <draw:rect draw:style-name="gr2" draw:text-style-name="P2" draw:id="id5" draw:layer="layout" svg:width="1.953cm" svg:height="0.635cm" svg:x="4.24cm" svg:y="4.925cm">
          <text:p text:style-name="P1"><text:span text:style-name="T1">Set Off</text:span></text:p>
        </draw:rect>
        <draw:connector draw:style-name="gr6" draw:text-style-name="P1" draw:layer="layout" draw:type="curve" svg:x1="6.187cm" svg:y1="4.133cm" svg:x2="8.576cm" svg:y2="5.789cm" draw:start-shape="id3" draw:start-glue-point="1" draw:end-shape="id4" draw:end-glue-point="3" svg:d="m6187 4133c1792 0 598 1656 2389 1656">
          <text:p/>
        </draw:connector>
        <draw:connector draw:style-name="gr6" draw:text-style-name="P1" draw:layer="layout" draw:type="curve" svg:x1="6.193cm" svg:y1="5.242cm" svg:x2="8.577cm" svg:y2="6.935cm" draw:start-shape="id5" draw:start-glue-point="1" draw:end-shape="id2" draw:end-glue-point="3" svg:d="m6193 5242c1788 0 596 1693 2384 16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4T18:23:59</dc:date>
    <dc:creator>Bob Jacobsen</dc:creator>
    <meta:editing-duration>PT00H39M15S</meta:editing-duration>
    <meta:editing-cycles>12</meta:editing-cycles>
    <meta:generator>OpenOffice.org/3.0$Unix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